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2e61eb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26ad3"/>
    </style:style>
    <style:style style:name="P70" style:family="paragraph" style:parent-style-name="Standard">
      <style:text-properties officeooo:paragraph-rsid="0d1be4a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b40abc"/>
    </style:style>
    <style:style style:name="P75" style:family="paragraph" style:parent-style-name="Standard">
      <style:text-properties officeooo:paragraph-rsid="0dbf3336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eb3f7d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d2b38cd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Footnote">
      <style:text-properties officeooo:rsid="043ccc66" officeooo:paragraph-rsid="0dd4342a"/>
    </style:style>
    <style:style style:name="P85" style:family="paragraph" style:parent-style-name="Footnote">
      <style:text-properties officeooo:rsid="043ccc66" officeooo:paragraph-rsid="0e1fcb79"/>
    </style:style>
    <style:style style:name="P86" style:family="paragraph" style:parent-style-name="Standard">
      <style:text-properties officeooo:paragraph-rsid="0e0f3ce4"/>
    </style:style>
    <style:style style:name="P87" style:family="paragraph" style:parent-style-name="Standard">
      <style:text-properties officeooo:rsid="0e12a1f2" officeooo:paragraph-rsid="0e12a1f2"/>
    </style:style>
    <style:style style:name="P88" style:family="paragraph" style:parent-style-name="Standard">
      <style:text-properties officeooo:paragraph-rsid="0e12a1f2"/>
    </style:style>
    <style:style style:name="P89" style:family="paragraph" style:parent-style-name="Standard">
      <style:text-properties officeooo:paragraph-rsid="0e153b91"/>
    </style:style>
    <style:style style:name="P90" style:family="paragraph" style:parent-style-name="Footnote">
      <style:text-properties officeooo:paragraph-rsid="0e1736d1"/>
    </style:style>
    <style:style style:name="P91" style:family="paragraph" style:parent-style-name="Standard">
      <style:text-properties officeooo:paragraph-rsid="0e26e14b"/>
    </style:style>
    <style:style style:name="P92" style:family="paragraph" style:parent-style-name="Footnote">
      <style:text-properties officeooo:rsid="0e2b2f17" officeooo:paragraph-rsid="0e2b2f17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2fdc07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100" style:family="paragraph" style:parent-style-name="Standard">
      <style:text-properties style:font-name="Liberation Sans" fo:font-size="12pt" officeooo:rsid="0e31e111" officeooo:paragraph-rsid="0e31e111" style:font-size-asian="12pt" style:font-size-complex="12pt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3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46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47" style:family="text">
      <style:text-properties fo:color="#000000" loext:opacity="100%" officeooo:rsid="004804ae"/>
    </style:style>
    <style:style style:name="T348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6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6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7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7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5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7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font-name="Liberation Sans" officeooo:rsid="047da547"/>
    </style:style>
    <style:style style:name="T38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3" style:family="text">
      <style:text-properties style:use-window-font-color="true" loext:opacity="0%" style:font-name="Liberation Sans" fo:font-size="12pt" style:font-size-asian="12pt" style:font-size-complex="12pt"/>
    </style:style>
    <style:style style:name="T40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6" style:family="text">
      <style:text-properties officeooo:rsid="04473353"/>
    </style:style>
    <style:style style:name="T40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9" style:family="text">
      <style:text-properties officeooo:rsid="0a6f0a69"/>
    </style:style>
    <style:style style:name="T410" style:family="text">
      <style:text-properties officeooo:rsid="0aace3cd"/>
    </style:style>
    <style:style style:name="T411" style:family="text">
      <style:text-properties officeooo:rsid="0b952edb"/>
    </style:style>
    <style:style style:name="T412" style:family="text">
      <style:text-properties fo:font-size="8pt" style:font-size-asian="8pt" style:font-size-complex="8pt" loext:padding="0.049cm" loext:border="0.31pt solid #000000"/>
    </style:style>
    <style:style style:name="T413" style:family="text">
      <style:text-properties officeooo:rsid="0394a435"/>
    </style:style>
    <style:style style:name="T414" style:family="text">
      <style:text-properties officeooo:rsid="0be4091b"/>
    </style:style>
    <style:style style:name="T415" style:family="text">
      <style:text-properties officeooo:rsid="0bf888a9"/>
    </style:style>
    <style:style style:name="T416" style:family="text">
      <style:text-properties officeooo:rsid="0cf7e116"/>
    </style:style>
    <style:style style:name="T417" style:family="text">
      <style:text-properties officeooo:rsid="0d52ea33"/>
    </style:style>
    <style:style style:name="T418" style:family="text">
      <style:text-properties officeooo:rsid="0de11971"/>
    </style:style>
    <style:style style:name="T419" style:family="text">
      <style:text-properties style:font-name="Liberation Sans"/>
    </style:style>
    <style:style style:name="T420" style:family="text">
      <style:text-properties style:font-name="Liberation Sans" fo:font-size="12pt"/>
    </style:style>
    <style:style style:name="T42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8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font-name="Liberation Sans" fo:font-size="12pt" fo:font-style="normal" officeooo:rsid="00bddfbe" style:font-size-asian="12pt" style:font-size-complex="12pt"/>
    </style:style>
    <style:style style:name="T430" style:family="text">
      <style:text-properties style:font-name="Liberation Sans" fo:font-size="12pt" officeooo:rsid="047da547" style:font-size-asian="12pt"/>
    </style:style>
    <style:style style:name="T431" style:family="text">
      <style:text-properties style:font-name="Liberation Sans" fo:font-size="12pt" style:font-size-asian="12pt" style:font-size-complex="12pt"/>
    </style:style>
    <style:style style:name="T432" style:family="text">
      <style:text-properties style:font-name="Liberation Sans" fo:font-size="12pt" officeooo:rsid="01657261" style:font-size-asian="12pt" style:font-size-complex="12pt"/>
    </style:style>
    <style:style style:name="T433" style:family="text">
      <style:text-properties style:font-name="Liberation Sans" fo:font-size="12pt" officeooo:rsid="00bddfbe" style:font-size-asian="12pt" style:font-size-complex="12pt"/>
    </style:style>
    <style:style style:name="T434" style:family="text">
      <style:text-properties style:font-name="Liberation Sans" fo:font-size="12pt" officeooo:rsid="050aa1f1" style:font-size-asian="12pt" style:font-size-complex="12pt"/>
    </style:style>
    <style:style style:name="T435" style:family="text">
      <style:text-properties style:font-name="Liberation Sans" fo:font-size="12pt" officeooo:rsid="05903285" style:font-size-asian="12pt" style:font-size-complex="12pt"/>
    </style:style>
    <style:style style:name="T436" style:family="text">
      <style:text-properties style:font-name="Liberation Sans" fo:font-size="12pt" officeooo:rsid="0594b105" style:font-size-asian="12pt" style:font-size-complex="12pt"/>
    </style:style>
    <style:style style:name="T437" style:family="text">
      <style:text-properties style:font-name="Liberation Sans" fo:font-size="12pt" officeooo:rsid="0d1ec96e" style:font-size-asian="12pt" style:font-size-complex="12pt"/>
    </style:style>
    <style:style style:name="T438" style:family="text">
      <style:text-properties style:font-name="Liberation Sans" officeooo:rsid="047fb57c"/>
    </style:style>
    <style:style style:name="T439" style:family="text">
      <style:text-properties style:font-name="Liberation Sans" officeooo:rsid="047da547"/>
    </style:style>
    <style:style style:name="T440" style:family="text">
      <style:text-properties officeooo:rsid="0dfbebc7"/>
    </style:style>
    <style:style style:name="T441" style:family="text">
      <style:text-properties officeooo:rsid="01657261" style:font-size-complex="12pt"/>
    </style:style>
    <style:style style:name="T442" style:family="text">
      <style:text-properties officeooo:rsid="0e1061f0"/>
    </style:style>
    <style:style style:name="T443" style:family="text">
      <style:text-properties officeooo:rsid="0e1fd37f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officeooo:rsid="0e319beb" style:font-weight-asian="bold" style:font-weight-complex="bold"/>
    </style:style>
    <style:style style:name="T446" style:family="text">
      <style:text-properties officeooo:rsid="0e2e0824"/>
    </style:style>
    <style:style style:name="T447" style:family="text">
      <style:text-properties officeooo:rsid="0e319be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308">C</text:span></text:span><text:span text:style-name="Strong_20_Emphasis"><text:span text:style-name="T307">hecklist voor </text:span></text:span><text:span text:style-name="Strong_20_Emphasis"><text:span text:style-name="T309">de installatie</text:span></text:span><text:span text:style-name="Strong_20_Emphasis"><text:span text:style-name="T307"> van </text:span></text:span><text:reference-mark-start text:name="Distributie"/><text:span text:style-name="Strong_20_Emphasis"><text:span text:style-name="T310">Ubuntu</text:span></text:span><text:reference-mark-end text:name="Distributie"/><text:span text:style-name="Strong_20_Emphasis"><text:span text:style-name="T310"> </text:span></text:span><text:reference-mark-start text:name="Versie"/><text:span text:style-name="Strong_20_Emphasis"><text:span text:style-name="T311">2</text:span></text:span><text:span text:style-name="Strong_20_Emphasis"><text:span text:style-name="T317">2</text:span></text:span><text:span text:style-name="Strong_20_Emphasis"><text:span text:style-name="T312">.04</text:span></text:span><text:reference-mark-end text:name="Versie"/><text:span text:style-name="Strong_20_Emphasis"><text:span text:style-name="T318"> </text:span></text:span><text:span text:style-name="Strong_20_Emphasis"><text:span text:style-name="T319">LTS</text:span></text:span><text:span text:style-name="Strong_20_Emphasis"><text:span text:style-name="T313"><text:note text:id="ftn1" text:note-class="footnote"><text:note-citation>1</text:note-citation><text:note-body><text:p text:style-name="P90"><text:span text:style-name="T413">Deze versie </text:span><text:span text:style-name="T414">2</text:span><text:span text:style-name="T440">2</text:span><text:span text:style-name="T414">.04 </text:span><text:span text:style-name="T413">heeft codenaam Jammy Jellyfish (</text:span><text:span text:style-name="T348">jammy</text:span><text:span text:style-name="T413">) en is een zogenaamde LTS-versie (</text:span><text:span text:style-name="T418">LTS=</text:span><text:span text:style-name="T413">Long-Term Support, langetermijnondersteuning). <text:s/>Een LTS-versie verschijnt iedere twee jaar </text:span><text:span text:style-name="T417">in </text:span><text:span text:style-name="T413">april (deze in april 202</text:span><text:span text:style-name="T440">2</text:span><text:span text:style-name="T413">) en wordt </text:span><text:span text:style-name="T443">standaard </text:span><text:span text:style-name="T413">vanaf vrijgave </text:span><text:span text:style-name="T289">vijf</text:span><text:span text:style-name="T413"> jaar ondersteund</text:span><text:span text:style-name="T409"> </text:span><text:span text:style-name="T413">(</text:span><text:span text:style-name="T415">updates </text:span><text:span text:style-name="T413">tot april 202</text:span><text:span text:style-name="T440">7</text:span><text:span text:style-name="T409">)</text:span><text:span text:style-name="T413">.</text:span></text:p></text:note-body></text:note></text:span></text:span><text:span text:style-name="Strong_20_Emphasis"><text:span text:style-name="T314"> </text:span></text:span><text:reference-mark-start text:name="Editie"/><text:span text:style-name="Strong_20_Emphasis"><text:span text:style-name="T315">desktop</text:span></text:span><text:reference-mark-end text:name="Editie"/><text:span text:style-name="Strong_20_Emphasis"><text:span text:style-name="T316">.</text:span></text:span></text:p>
      <text:p text:style-name="P9"/>
      <text:p text:style-name="P89"><text:span text:style-name="T53">Kijk op</text:span><text:span text:style-name="T307"> </text:span><text:a xlink:type="simple" xlink:href="https://karelzimmer.nl/" text:style-name="Internet_20_link" text:visited-style-name="Visited_20_Internet_20_Link"><text:span text:style-name="Internet_20_link"><text:span text:style-name="T421">karelzimmer.nl</text:span></text:span></text:a><text:span text:style-name="T307"> </text:span><text:span text:style-name="T376">voor</text:span><text:span text:style-name="T377"> </text:span><text:span text:style-name="T378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19">V</text:span><text:span text:style-name="T438">ul de waarden in het tekstvak achter de </text:span><text:span text:style-name="Definition"><text:span text:style-name="T430">schuingedrukte</text:span></text:span><text:span text:style-name="T419"> </text:span><text:span text:style-name="T439">woorden </text:span><text:span text:style-name="T379">(zie toelichting)</text:span><text:span text:style-name="T439">:</text:span></text:p>
      <text:p text:style-name="P3"><text:span text:style-name="Definition"><text:span text:style-name="T397">g</text:span></text:span><text:span text:style-name="Definition"><text:span text:style-name="T396">ebruiker</text:span></text:span><text:span text:style-name="Definition"><text:span text:style-name="T385"><text:tab/><text:tab/></text:span></text:span><text:span text:style-name="Definition"><text:span text:style-name="T403"> <text:tab/><text:tab/></text:span></text:span><text:span text:style-name="T386"><draw:control text:anchor-type="as-char" svg:y="-0.429cm" draw:z-index="14" draw:name="Gebruiker" draw:style-name="gr2" draw:text-style-name="P102" svg:width="6.061cm" svg:height="0.6cm" draw:control="control15"><svg:title>Gebruiker</svg:title><svg:desc>Volledige naam, bijv. Jan Stek</svg:desc></draw:control></text:span><text:span text:style-name="T386"><text:tab/></text:span><text:span text:style-name="T387">(</text:span><text:span text:style-name="T381">volledige naam, bijv. </text:span><text:span text:style-name="T383">J</text:span><text:span text:style-name="T402">a</text:span><text:span text:style-name="T383">n </text:span><text:span text:style-name="T402">Jansen</text:span><text:span text:style-name="T382">)</text:span></text:p>
      <text:p text:style-name="Standard"><text:span text:style-name="Definition"><text:span text:style-name="T397">g</text:span></text:span><text:span text:style-name="Definition"><text:span text:style-name="T396">ebruikersnaam</text:span></text:span><text:span text:style-name="Definition"><text:span text:style-name="T380"><text:tab/></text:span></text:span><text:span text:style-name="Definition"><text:span text:style-name="T380"><draw:control text:anchor-type="as-char" svg:y="-0.429cm" draw:z-index="15" draw:name="Gberuikersnaam" draw:style-name="gr2" draw:text-style-name="P102" svg:width="6.061cm" svg:height="0.6cm" draw:control="control16"><svg:title>Gebruikersnaam</svg:title><svg:desc>Korte naam, bijv. jan</svg:desc></draw:control></text:span></text:span><text:span text:style-name="Definition"><text:span text:style-name="T380"><text:tab/></text:span></text:span><text:span text:style-name="T422">(korte naam, bijv. </text:span><text:span text:style-name="T322">j</text:span><text:span text:style-name="T323">an</text:span><text:span text:style-name="T422">)</text:span></text:p>
      <text:p text:style-name="P2"><text:span text:style-name="Definition"><text:span text:style-name="T400">c</text:span></text:span><text:span text:style-name="Definition"><text:span text:style-name="T399">omputernaam</text:span></text:span><text:span text:style-name="Definition"><text:span text:style-name="T388"><text:tab/><text:tab/></text:span></text:span><text:span text:style-name="Definition"><text:span text:style-name="T386"><draw:control text:anchor-type="as-char" svg:y="-0.429cm" draw:z-index="16" draw:name="Computernaam" draw:style-name="gr2" draw:text-style-name="P102" svg:width="6.061cm" svg:height="0.6cm" draw:control="control17"><svg:title>Computernaam</svg:title><svg:desc>Unieke naam van de computer</svg:desc></draw:control></text:span></text:span><text:span text:style-name="Definition"><text:span text:style-name="T386"><text:tab/></text:span></text:span><text:span text:style-name="Definition"><text:span text:style-name="T389">(</text:span></text:span><text:span text:style-name="Definition"><text:span text:style-name="T390">naam van de compute</text:span></text:span><text:span text:style-name="Definition"><text:span text:style-name="T391">r, </text:span></text:span><text:span text:style-name="Definition"><text:span text:style-name="T392">bijv. pc01</text:span></text:span><text:span text:style-name="Definition"><text:span text:style-name="T389">)</text:span></text:span></text:p>
      <text:p text:style-name="P2"><text:span text:style-name="Definition"><text:span text:style-name="T397">o</text:span></text:span><text:span text:style-name="Definition"><text:span text:style-name="T396">pstartmenu</text:span></text:span><text:span text:style-name="Definition"><text:span text:style-name="T386"><text:tab/><text:tab/><text:tab/></text:span></text:span><text:span text:style-name="Definition"><text:span text:style-name="T386"><draw:control text:anchor-type="as-char" svg:y="-0.429cm" draw:z-index="17" draw:name="Opstartmenu" draw:style-name="gr2" draw:text-style-name="P102" svg:width="6.061cm" svg:height="0.6cm" draw:control="control18"><svg:title>Opstartmenu</svg:title><svg:desc>Toets voor het opstartmenu ("bootmenu")</svg:desc></draw:control></text:span></text:span><text:span text:style-name="Definition"><text:span text:style-name="T386"><text:tab/></text:span></text:span><text:span text:style-name="Definition"><text:span text:style-name="T389">(</text:span></text:span><text:span text:style-name="Definition"><text:span text:style-name="T390">to</text:span></text:span><text:span text:style-name="Definition"><text:span text:style-name="T393">ets voor het opstartmedium</text:span></text:span><text:span text:style-name="Definition"><text:span text:style-name="T394">)</text:span></text:span></text:p>
      <text:p text:style-name="P2"><text:span text:style-name="Definition"><text:span text:style-name="T400">i</text:span></text:span><text:span text:style-name="Definition"><text:span text:style-name="T401">nstellingen</text:span></text:span><text:span text:style-name="T389"><text:tab/><text:tab/> <text:tab/></text:span><text:span text:style-name="T389"><draw:control text:anchor-type="as-char" svg:y="-0.429cm" draw:z-index="13" draw:name="Instellingen" draw:style-name="gr2" draw:text-style-name="P102" svg:width="6.061cm" svg:height="0.6cm" draw:control="control14"><svg:title>Instellingen</svg:title><svg:desc>Toets voor het BIOS/UEFI-scherm ("setup")</svg:desc></draw:control></text:span><text:span text:style-name="T389"><text:tab/>(</text:span><text:span text:style-name="T390">toets voor het BIOS/UEFI-scherm</text:span><text:span text:style-name="T389">)</text:span></text:p>
      <text:p text:style-name="P5"><text:span text:style-name="Definition"><text:span text:style-name="T397">g</text:span></text:span><text:span text:style-name="Definition"><text:span text:style-name="T396">ebruiker</text:span></text:span><text:span text:style-name="Definition"><text:span text:style-name="T398">2</text:span></text:span><text:span text:style-name="Definition"><text:span text:style-name="T385"><text:tab/></text:span></text:span><text:span text:style-name="Definition"><text:span text:style-name="T403"> <text:tab/><text:tab/></text:span></text:span><text:span text:style-name="T386"><draw:control text:anchor-type="as-char" svg:y="-0.429cm" draw:z-index="26" draw:name="Gebruiker 1" draw:style-name="gr2" draw:text-style-name="P102" svg:width="6.061cm" svg:height="0.6cm" draw:control="control27"><svg:title>Gebruiker</svg:title><svg:desc>Volledige naam, bijv. Jan Stek</svg:desc></draw:control></text:span><text:span text:style-name="T386"><text:tab/></text:span><text:span text:style-name="T387">(</text:span><text:span text:style-name="T381">volledige naam </text:span><text:span text:style-name="T384">evt. 2</text:span><text:span text:style-name="T404">e</text:span><text:span text:style-name="T384"> gebruiker</text:span><text:span text:style-name="T382">)</text:span></text:p>
      <text:p text:style-name="P91"><text:span text:style-name="Definition"><text:span text:style-name="T397">g</text:span></text:span><text:span text:style-name="Definition"><text:span text:style-name="T396">ebruikersnaam</text:span></text:span><text:span text:style-name="Definition"><text:span text:style-name="T398">2</text:span></text:span><text:span text:style-name="Definition"><text:span text:style-name="T380"><text:tab/></text:span></text:span><text:span text:style-name="Definition"><text:span text:style-name="T380"><draw:control text:anchor-type="as-char" svg:y="-0.429cm" draw:z-index="27" draw:name="Gberuikersnaam 1" draw:style-name="gr2" draw:text-style-name="P102" svg:width="6.061cm" svg:height="0.6cm" draw:control="control28"><svg:title>Gebruikersnaam</svg:title><svg:desc>Korte naam, bijv. jan</svg:desc></draw:control></text:span></text:span><text:span text:style-name="Definition"><text:span text:style-name="T380"><text:tab/></text:span></text:span><text:span text:style-name="T422">(korte naam</text:span><text:span text:style-name="T323"> </text:span><text:span text:style-name="T395">evt. 2</text:span><text:span text:style-name="T405">e</text:span><text:span text:style-name="T395"> gebruiker</text:span><text:span text:style-name="T422">)</text:span></text:p>
      <text:p text:style-name="P5"><text:span text:style-name="T324">Vervang </text:span><text:span text:style-name="Definition"><text:span text:style-name="T424">schuingedrukte</text:span></text:span><text:span text:style-name="T324"> </text:span><text:span text:style-name="T325">woorden </text:span><text:span text:style-name="T324">in deze checklist door </text:span><text:span text:style-name="T325">boven</text:span><text:span text:style-name="T324">staande waarden.</text:span></text:p>
      <text:p text:style-name="P12"/>
      <text:p text:style-name="P1"><text:span text:style-name="Strong_20_Emphasis"><text:span text:style-name="T332"/></text:span></text:p>
      <text:p text:style-name="P4"><text:span text:style-name="T326">Nog niet op Linux?<text:tab/></text:span><text:span text:style-name="T330"><text:tab/></text:span><text:span text:style-name="T331">G</text:span><text:span text:style-name="T327">ebruik </text:span><text:span text:style-name="Strong_20_Emphasis"><text:span text:style-name="T334">Checklist migratie</text:span></text:span><text:span text:style-name="T327"> op </text:span><text:a xlink:type="simple" xlink:href="https://karelzimer.nl/" text:style-name="Internet_20_link" text:visited-style-name="Visited_20_Internet_20_Link"><text:span text:style-name="Internet_20_link"><text:span text:style-name="T423">karelzimmer.nl</text:span></text:span></text:a><text:span text:style-name="T328"> onder </text:span><text:span text:style-name="T333">Linux</text:span><text:span text:style-name="T329">.</text:span></text:p>
      <text:p text:style-name="P46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5"/>
      <text:list xml:id="list1969474998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905175434016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1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5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905176761584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905176797056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1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1">Aanmelden als </text:span></text:span><text:span text:style-name="Definition"><text:span text:style-name="T426">gebruike</text:span></text:span><text:span text:style-name="Definition"><text:span text:style-name="T427">r</text:span></text:span><text:span text:style-name="Strong_20_Emphasis"><text:span text:style-name="T102"><text:note text:id="ftn3" text:note-class="footnote"><text:note-citation>3</text:note-citation><text:note-body><text:p text:style-name="P83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90517679734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905176797632">
          <table:table-cell table:style-name="_31_._5f_Installatie_5f_voorberei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905176797920">
          <table:table-cell table:style-name="_31_._5f_Installatie_5f_voorbereiden.A1" office:value-type="string">
            <text:p text:style-name="P72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2"><text:span text:style-name="T431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490517679820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7"><text:span text:style-name="T43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90517679849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905176798784">
          <table:table-cell table:style-name="_31_._5f_Installatie_5f_voorbereiden.A1" office:value-type="string">
            <text:p text:style-name="P57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287">D</text:span>e <text:span text:style-name="T412">Super</text:span>-toets <text:span text:style-name="T287">is </text:span>de Windows<text:span text:style-name="T416">-</text:span><text:span text:style-name="T411">toets</text:span>, <text:span text:style-name="T416">C</text:span>ommand-<text:span text:style-name="T411">toets</text:span>, of <text:span text:style-name="T416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905176799072">
          <table:table-cell table:style-name="_31_._5f_Installatie_5f_voorbereiden.A1" office:value-type="string">
            <text:p text:style-name="P73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203458638190494" text:continue-numbering="true" text:style-name="L1">
        <text:list-item>
          <text:p text:style-name="P97"><text:bookmark-start text:name="__RefNumPara__4009_1271708128"/><text:span text:style-name="Strong_20_Emphasis"><text:span text:style-name="T420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905176769776">
          <table:table-cell table:style-name="_32_._5f_Installatie_5f_uitvoer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47">een </text:span><text:span text:style-name="T347"><text:reference-ref text:reference-format="text" text:ref-name="Distributie">Ubuntu</text:reference-ref></text:span><text:span text:style-name="T347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0"><text:span text:style-name="T406">Vanaf ee</text:span>n Live <text:span text:style-name="T410">USB-stick of </text:span><text:span text:style-name="T288">C</text:span><text:span text:style-name="T410">D</text:span><text:span text:style-name="T3"> </text:span>kunt <text:span text:style-name="T406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2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08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07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2">Waar </text:span>in deze checklist “CD” <text:span text:style-name="T442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0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1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2">instellingen</text:span></text:span><text:span text:style-name="T260">.</text:span></text:p>
          </table:table-cell>
        </table:table-row>
        <table:table-row table:style-name="TableLine94905176775856">
          <table:table-cell table:style-name="_32_._5f_Installatie_5f_uitvoeren.A1" office:value-type="string">
            <text:p text:style-name="P57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905176778368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19"><text:span text:style-name="T336">Kies </text:span><text:span text:style-name="T335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36">.</text:span></text:p>
          </table:table-cell>
        </table:table-row>
        <table:table-row table:style-name="TableLine9490517677264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3" draw:name="Vorm12" draw:style-name="gr1" draw:text-style-name="P101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905177015120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905177015408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905177015696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90517701598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905177016272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4" draw:name="Vorm16" draw:style-name="gr1" draw:text-style-name="P101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50">het gewenste </text:span></text:span><text:span text:style-name="Strong_20_Emphasis"><text:span text:style-name="T367">Installatie type</text:span></text:span><text:span text:style-name="Strong_20_Emphasis"><text:span text:style-name="T350">.</text:span></text:span></text:p>
          </table:table-cell>
        </table:table-row>
        <table:table-row table:style-name="TableLine9490517701656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6"><text:span text:style-name="Strong_20_Emphasis"><text:span text:style-name="T351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905177016848">
          <table:table-cell table:style-name="_32_._5f_Installatie_5f_uitvoeren.A1" office:value-type="string">
            <text:p text:style-name="P75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90517701713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905177017424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5" draw:name="Vorm19" draw:style-name="gr1" draw:text-style-name="P101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2">O</text:span></text:span><text:span text:style-name="Strong_20_Emphasis"><text:span text:style-name="T353">p </text:span></text:span><text:span text:style-name="Strong_20_Emphasis"><text:span text:style-name="T354">het </text:span></text:span><text:span text:style-name="Strong_20_Emphasis"><text:span text:style-name="T355">scherm </text:span></text:span><text:span text:style-name="Strong_20_Emphasis"><text:span text:style-name="T368">Waar bevindt u zich?</text:span></text:span><text:span text:style-name="Strong_20_Emphasis"><text:span text:style-name="T355"> </text:span></text:span><text:span text:style-name="Strong_20_Emphasis"><text:span text:style-name="T356">controleer </text:span></text:span><text:span text:style-name="Strong_20_Emphasis"><text:span text:style-name="T357">de </text:span></text:span><text:span text:style-name="Strong_20_Emphasis"><text:span text:style-name="T356">locatie en </text:span></text:span><text:span text:style-name="Strong_20_Emphasis"><text:span text:style-name="T352">klik </text:span></text:span><text:span text:style-name="Strong_20_Emphasis"><text:span text:style-name="T355">op </text:span></text:span><text:span text:style-name="Strong_20_Emphasis"><text:span text:style-name="T368">Verder</text:span></text:span><text:span text:style-name="Strong_20_Emphasis"><text:span text:style-name="T355">.</text:span></text:span></text:p>
          </table:table-cell>
        </table:table-row>
        <table:table-row table:style-name="TableLine94905177017712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7"><text:span text:style-name="T369">Op </text:span><text:span text:style-name="T370">het </text:span><text:span text:style-name="T368">scherm </text:span><text:span text:style-name="Strong_20_Emphasis"><text:span text:style-name="T368">Wie bent u?</text:span></text:span><text:span text:style-name="T368"> </text:span><text:span text:style-name="T369">vul </text:span><text:span text:style-name="T371">in </text:span><text:span text:style-name="Strong_20_Emphasis"><text:span text:style-name="T372">Uw n</text:span></text:span><text:span text:style-name="Strong_20_Emphasis"><text:span text:style-name="T373">aam</text:span></text:span><text:span text:style-name="Strong_20_Emphasis"><text:span text:style-name="T358"> </text:span></text:span><text:span text:style-name="Definition"><text:span text:style-name="T433">gebruiker</text:span></text:span><text:span text:style-name="Strong_20_Emphasis"><text:span text:style-name="T359">, <text:line-break/></text:span></text:span><text:span text:style-name="Strong_20_Emphasis"><text:span text:style-name="T373">Naam </text:span></text:span><text:span text:style-name="Strong_20_Emphasis"><text:span text:style-name="T372">van uw </text:span></text:span><text:span text:style-name="Strong_20_Emphasis"><text:span text:style-name="T374">computer</text:span></text:span><text:span text:style-name="Definition"><text:span text:style-name="T429"> </text:span></text:span><text:span text:style-name="Definition"><text:span text:style-name="T433">computernaam</text:span></text:span><text:span text:style-name="Strong_20_Emphasis"><text:span text:style-name="T358">,<text:line-break/></text:span></text:span><text:span text:style-name="Strong_20_Emphasis"><text:span text:style-name="T372">Kies een g</text:span></text:span><text:span text:style-name="Strong_20_Emphasis"><text:span text:style-name="T374">ebruikersnaam</text:span></text:span><text:span text:style-name="Strong_20_Emphasis"><text:span text:style-name="T358"> </text:span></text:span><text:span text:style-name="Definition"><text:span text:style-name="T433">gebruikersnaam</text:span></text:span><text:span text:style-name="Strong_20_Emphasis"><text:span text:style-name="T358">,<text:line-break/></text:span></text:span><text:span text:style-name="Strong_20_Emphasis"><text:span text:style-name="T360">g</text:span></text:span><text:span text:style-name="Strong_20_Emphasis"><text:span text:style-name="T349">eef tweemaal een </text:span></text:span><text:span text:style-name="Strong_20_Emphasis"><text:span text:style-name="T366">wachtwoord</text:span></text:span><text:span text:style-name="Strong_20_Emphasis"><text:span text:style-name="T349">,</text:span></text:span><text:span text:style-name="Strong_20_Emphasis"><text:span text:style-name="T363"> </text:span></text:span><text:span text:style-name="Strong_20_Emphasis"><text:span text:style-name="T364">en</text:span></text:span><text:span text:style-name="Strong_20_Emphasis"><text:span text:style-name="T363"> </text:span></text:span><text:span text:style-name="Strong_20_Emphasis"><text:span text:style-name="T365">k</text:span></text:span><text:span text:style-name="Strong_20_Emphasis"><text:span text:style-name="T349">lik op </text:span></text:span><text:span text:style-name="Strong_20_Emphasis"><text:span text:style-name="T366">Verder</text:span></text:span><text:span text:style-name="Strong_20_Emphasis"><text:span text:style-name="T349">.</text:span></text:span></text:p>
          </table:table-cell>
        </table:table-row>
        <table:table-row table:style-name="TableLine9490517701800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905177018288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6" draw:name="Vorm21" draw:style-name="gr1" draw:text-style-name="P101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1">O</text:span></text:span><text:span text:style-name="Strong_20_Emphasis"><text:span text:style-name="T362">p het scherm </text:span></text:span><text:span text:style-name="Strong_20_Emphasis"><text:span text:style-name="T375">Installatie voltooid</text:span></text:span><text:span text:style-name="Strong_20_Emphasis"><text:span text:style-name="T362"> </text:span></text:span><text:span text:style-name="Strong_20_Emphasis"><text:span text:style-name="T361">klik </text:span></text:span><text:span text:style-name="Strong_20_Emphasis"><text:span text:style-name="T349">op </text:span></text:span><text:span text:style-name="Strong_20_Emphasis"><text:span text:style-name="T366">Nu herstarten</text:span></text:span><text:span text:style-name="Strong_20_Emphasis"><text:span text:style-name="T349">.</text:span></text:span></text:p>
          </table:table-cell>
        </table:table-row>
        <table:table-row table:style-name="TableLine9490517701857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905177018864">
          <table:table-cell table:style-name="_32_._5f_Installatie_5f_uitvoer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49"><text:span text:style-name="Strong_20_Emphasis"><text:span text:style-name="T196"/></text:span></text:p>
      <text:list xml:id="list203459248420003" text:continue-numbering="true" text:style-name="L1">
        <text:list-item>
          <text:p text:style-name="P95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905176830224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1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25">gebruiker</text:span></text:span><text:span text:style-name="Strong_20_Emphasis"><text:span text:style-name="T85">.</text:span></text:span></text:p>
          </table:table-cell>
        </table:table-row>
        <table:table-row table:style-name="TableLine9490517705555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6"><text:span text:style-name="Strong_20_Emphasis"><text:span text:style-name="T199"/></text:span></text:p>
          </table:table-cell>
        </table:table-row>
        <table:table-row table:style-name="TableLine94905177088736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1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905177069840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90517710772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905177188384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1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47"><text:span text:style-name="T303">De </text:span><text:span text:style-name="T304">Super</text:span><text:span text:style-name="T303">-toets is de Windows</text:span><text:span text:style-name="T305">-</text:span><text:span text:style-name="T306">toets</text:span><text:span text:style-name="T303">, </text:span><text:span text:style-name="T305">C</text:span><text:span text:style-name="T303">ommand-</text:span><text:span text:style-name="T306">toets</text:span><text:span text:style-name="T303">, of </text:span><text:span text:style-name="T305">V</text:span><text:span text:style-name="T303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90517718795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4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90517712428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4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90517716875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905177080960">
          <table:table-cell table:style-name="_33_._5f_Installatie_5f_afronden.A1" office:value-type="string">
            <text:p text:style-name="P42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1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90517718739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90517706043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905177097408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1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905177110096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6"><text:span text:style-name="T337">Als</text:span><text:span text:style-name="T338"> </text:span><text:span text:style-name="T339">er </text:span><text:span text:style-name="T338">updates beschikbaar zijn, k</text:span><text:span text:style-name="T340">lik op </text:span><text:span text:style-name="Strong_20_Emphasis"><text:span text:style-name="T340">Nu installeren</text:span></text:span><text:span text:style-name="T340">.</text:span></text:p>
          </table:table-cell>
        </table:table-row>
        <table:table-row table:style-name="TableLine94905176982496">
          <table:table-cell table:style-name="_33_._5f_Installatie_5f_afronden.A1" office:value-type="string">
            <text:p text:style-name="P58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6"><text:span text:style-name="T341">A</text:span><text:span text:style-name="T431">ls </text:span><text:span text:style-name="Strong_20_Emphasis"><text:span text:style-name="T342">Updatebeheer </text:span></text:span><text:span text:style-name="T431">hierom vraagt, </text:span><text:span text:style-name="T434">h</text:span><text:span text:style-name="T431">erstart </text:span><text:span text:style-name="T435">de</text:span><text:span text:style-name="T431"> computer </text:span><text:span text:style-name="T436">en daarna weer aanmelden als </text:span><text:span text:style-name="Definition"><text:span text:style-name="T428">gebruiker</text:span></text:span><text:span text:style-name="T431">.</text:span></text:p>
          </table:table-cell>
        </table:table-row>
        <table:table-row table:style-name="TableLine9490517718691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905177233696">
          <table:table-cell table:style-name="_33_._5f_Installatie_5f_afron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1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905177202000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7"><text:span text:style-name="T437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90517723926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8"><text:span text:style-name="T43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90517723657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905177238192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1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905176886464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4905177181008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4905177216528">
          <table:table-cell table:style-name="_33_._5f_Installatie_5f_afronden.A1" office:value-type="string">
            <text:p text:style-name="P88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1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7">Herstart de computer.</text:p>
          </table:table-cell>
        </table:table-row>
        <table:table-row table:style-name="TableLine94905177229328"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7"/>
          </table:table-cell>
        </table:table-row>
        <table:table-row table:style-name="TableLine94905177230112"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7">De installatie kan nagelopen worden met bestand <text:span text:style-name="T444">App</text:span><text:span text:style-name="T445">s</text:span> in map <text:span text:style-name="T444">kz</text:span> in <text:span text:style-name="T444">Documenten</text:span>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42"/></text:span></text:p>
      <text:p text:style-name="P55"><text:span text:style-name="Strong_20_Emphasis"><text:span text:style-name="T129"/></text:span></text:p>
      <text:list xml:id="list203458808178625" text:continue-numbering="true" text:style-name="L1">
        <text:list-item>
          <text:p text:style-name="P98"><text:span text:style-name="Strong_20_Emphasis"><text:span text:style-name="T420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905177232304">
          <table:table-cell table:style-name="Tabel2.A1" office:value-type="string">
            <text:p text:style-name="P68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1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25">gebruiker</text:span></text:span><text:span text:style-name="Strong_20_Emphasis"><text:span text:style-name="T159"><text:note text:id="ftn9" text:note-class="footnote"><text:note-citation>1</text:note-citation><text:note-body><text:p text:style-name="P84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905177325616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905177282272">
          <table:table-cell table:style-name="Tabel2.A1" office:value-type="string">
            <text:p text:style-name="P76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1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0" text:note-class="footnote"><text:note-citation>2</text:note-citation><text:note-body><text:p text:style-name="P81"><text:span text:style-name="T287">D</text:span>e <text:span text:style-name="T412">Super</text:span>-toets <text:span text:style-name="T287">is </text:span>de Windows<text:span text:style-name="T416">-</text:span><text:span text:style-name="T411">toets</text:span>, <text:span text:style-name="T416">C</text:span>ommand-<text:span text:style-name="T411">toets</text:span>, of <text:span text:style-name="T416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90517728289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90517728352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905177285472">
          <table:table-cell table:style-name="Tabel2.A1" office:value-type="string">
            <text:p text:style-name="P44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1" svg:width="0.35cm" svg:height="0.35cm" draw:control="control29"/></text:span></text:span></text:p>
          </table:table-cell>
          <table:table-cell table:style-name="Tabel2.A1" office:value-type="string">
            <text:p text:style-name="P93">Wijzig <text:span text:style-name="T447">A</text:span>chtergrond<text:note text:id="ftn11" text:note-class="footnote"><text:note-citation>3</text:note-citation><text:note-body><text:p text:style-name="P92">Via <text:span text:style-name="T446">een druk op </text:span>d<text:span text:style-name="T344">e </text:span><text:span text:style-name="T345">Super</text:span><text:span text:style-name="T344">-toets, </text:span><text:span text:style-name="T343">zoek </text:span><text:span text:style-name="T346">acht</text:span><text:span text:style-name="T343"> en klik achter </text:span><text:span text:style-name="T346">Instellingen</text:span><text:span text:style-name="T343"> op </text:span><text:span text:style-name="T346">Achtergrond</text:span><text:span text:style-name="T344">.</text:span></text:p></text:note-body></text:note>, zie bestand <text:span text:style-name="T445">A</text:span><text:span text:style-name="T444">chtergrond</text:span> in map <text:span text:style-name="T444">kz</text:span> in <text:span text:style-name="T444">Documenten</text:span>.</text:p>
          </table:table-cell>
        </table:table-row>
        <table:table-row table:style-name="TableLine94905177286096">
          <table:table-cell table:style-name="Tabel2.A1" office:value-type="string">
            <text:p text:style-name="P44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1" svg:width="0.35cm" svg:height="0.35cm" draw:control="control30"/></text:span></text:span></text:p>
          </table:table-cell>
          <table:table-cell table:style-name="Tabel2.A1" office:value-type="string">
            <text:p text:style-name="P93">Wijzig Gebruikersfoto<text:note text:id="ftn12" text:note-class="footnote"><text:note-citation>4</text:note-citation><text:note-body><text:p text:style-name="P92">Via <text:span text:style-name="T446">een druk op </text:span>d<text:span text:style-name="T344">e </text:span><text:span text:style-name="T345">Super</text:span><text:span text:style-name="T344">-toets, </text:span><text:span text:style-name="T343">zoek </text:span><text:span text:style-name="T346">gebr</text:span><text:span text:style-name="T343"> en klik achter </text:span><text:span text:style-name="T346">Instellingen</text:span><text:span text:style-name="T343"> op </text:span><text:span text:style-name="T346">Gebruikers</text:span><text:span text:style-name="T344">.</text:span></text:p></text:note-body></text:note>, zie bestand <text:span text:style-name="T444">Gebruikersfoto</text:span> in map <text:span text:style-name="T444">kz</text:span> in <text:span text:style-name="T444">Documenten</text:span>.</text:p>
          </table:table-cell>
        </table:table-row>
        <table:table-row table:style-name="TableLine94905177286720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8"/>
          </table:table-cell>
        </table:table-row>
        <table:table-row table:style-name="TableLine94905177287344">
          <table:table-cell table:style-name="Tabel2.A1" office:value-type="string">
            <text:p text:style-name="P40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1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64"/></text:span></text:p>
      <text:p text:style-name="P39"/>
      <text:p text:style-name="P99"><text:span text:style-name="T298">E</text:span><text:span text:style-name="T299">inde c</text:span><text:span text:style-name="T300">hecklist, </text:span><text:span text:style-name="T301">d</text:span><text:span text:style-name="T300">e installatie van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0"><text:s/></text:span></text:span><text:span text:style-name="Strong_20_Emphasis"><text:span text:style-name="T321">LTS</text:span></text:span><text:span text:style-name="T48"> </text:span><text:span text:style-name="T300"><text:reference-ref text:reference-format="text" text:ref-name="Editie">desktop</text:reference-ref></text:span><text:span text:style-name="T300"><text:s/>is voltooid.</text:span></text:p>
      <text:p text:style-name="P99"><text:span text:style-name="T300"/></text:p>
      <text:p text:style-name="P100"><text:span text:style-name="T300">I</text:span><text:span text:style-name="T297">ndien gewenst kan de Checklist instellen</text:span><text:span text:style-name="T300"> </text:span><text:span text:style-name="T300"><text:reference-ref text:reference-format="text" text:ref-name="Distributie">Ubuntu</text:reference-ref></text:span><text:span text:style-name="T300"><text:s/></text:span><text:span text:style-name="T302"><text:reference-ref text:reference-format="text" text:ref-name="Versie">22.04</text:reference-ref></text:span><text:span text:style-name="Strong_20_Emphasis"><text:span text:style-name="T320"><text:s/></text:span></text:span><text:span text:style-name="Strong_20_Emphasis"><text:span text:style-name="T321">LTS</text:span></text:span><text:span text:style-name="T48"> </text:span><text:span text:style-name="T300"><text:reference-ref text:reference-format="text" text:ref-name="Editie">desktop</text:reference-ref></text:span><text:span text:style-name="T300"><text:s/></text:span><text:span text:style-name="T297">gevolgd worden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1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5T20:34:56.900644339">05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5T20:34:56.774065015</dc:date>
    <meta:keyword>Installatie</meta:keyword>
    <meta:keyword>Checklist</meta:keyword>
    <meta:keyword>Linux</meta:keyword>
    <meta:editing-cycles>6392</meta:editing-cycles>
    <meta:editing-duration>P11DT6H37M39S</meta:editing-duration>
    <meta:print-date>2021-03-23T20:07:57.967210640</meta:print-date>
    <dc:creator>Karel Zimmer</dc:creator>
    <meta:document-statistic meta:table-count="4" meta:image-count="0" meta:object-count="0" meta:page-count="4" meta:paragraph-count="105" meta:word-count="921" meta:character-count="6319" meta:non-whitespace-character-count="5430"/>
    <meta:user-defined meta:name="Info 1"/>
    <meta:user-defined meta:name="Info 2"/>
    <meta:user-defined meta:name="Info 3"/>
    <meta:user-defined meta:name="Info 4"/>
  </office:meta>
</office:document-meta>
</file>